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.1563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1e0827" officeooo:paragraph-rsid="001e0827"/>
    </style:style>
    <style:style style:name="P3" style:family="paragraph" style:parent-style-name="Text_20_body" style:list-style-name="L1">
      <style:paragraph-properties fo:margin-left="0.1563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1e0827" officeooo:paragraph-rsid="0021fe66"/>
    </style:style>
    <style:style style:name="P4" style:family="paragraph" style:parent-style-name="Text_20_body" style:list-style-name="L1">
      <style:paragraph-properties fo:margin-left="0.1563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.1563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left="0.1563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1c1fab"/>
    </style:style>
    <style:style style:name="P7" style:family="paragraph" style:parent-style-name="Text_20_body" style:list-style-name="L1">
      <style:paragraph-properties fo:margin-left="0.1563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1c1fab" officeooo:paragraph-rsid="001c1fab"/>
    </style:style>
    <style:style style:name="P8" style:family="paragraph" style:parent-style-name="Text_20_body" style:list-style-name="L1">
      <style:paragraph-properties fo:margin-left="0.1563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1c1fab" officeooo:paragraph-rsid="0021fe66"/>
    </style:style>
    <style:style style:name="P9" style:family="paragraph" style:parent-style-name="Text_20_body" style:list-style-name="L1">
      <style:paragraph-properties fo:margin-left="0.1563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1c28d1" officeooo:paragraph-rsid="001c28d1"/>
    </style:style>
    <style:style style:name="P10" style:family="paragraph" style:parent-style-name="Text_20_body" style:list-style-name="L1">
      <style:paragraph-properties fo:margin-left="0.1563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21fe66" officeooo:paragraph-rsid="0021fe66"/>
    </style:style>
    <style:style style:name="P11" style:family="paragraph" style:parent-style-name="Text_20_body" style:list-style-name="L1">
      <style:paragraph-properties fo:margin-left="0.1563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text-line-through-style="none" style:text-line-through-type="none" style:font-name="Arial1" fo:font-size="12pt" fo:font-style="normal" style:text-underline-style="none" fo:font-weight="normal" officeooo:paragraph-rsid="0021fe66" style:text-blinking="false" fo:background-color="transparent"/>
    </style:style>
    <style:style style:name="P12" style:family="paragraph" style:parent-style-name="Text_20_body" style:list-style-name="L1">
      <style:paragraph-properties fo:margin-left="0.1563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Arial1" fo:font-size="12pt" fo:font-style="normal" fo:font-weight="normal" officeooo:paragraph-rsid="0021fe66"/>
    </style:style>
    <style:style style:name="T1" style:family="text">
      <style:text-properties officeooo:rsid="001c1fab"/>
    </style:style>
    <style:style style:name="T2" style:family="text">
      <style:text-properties officeooo:rsid="001c28d1"/>
    </style:style>
    <style:style style:name="T3" style:family="text">
      <style:text-properties fo:font-variant="normal" fo:text-transform="none" fo:color="#222222" loext:opacity="100%" style:font-name="Arial" fo:font-size="12pt" fo:letter-spacing="normal" fo:font-style="normal" fo:font-weight="normal" officeooo:rsid="001e0827"/>
    </style:style>
    <style:style style:name="T4" style:family="text">
      <style:text-properties officeooo:rsid="0021fe66"/>
    </style:style>
    <style:style style:name="T5" style:family="text">
      <style:text-properties fo:letter-spacing="normal"/>
    </style:style>
    <style:style style:name="T6" style:family="text">
      <style:text-properties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king of an outline al9ong these lines.</text:p>
      <text:list text:style-name="L1">
        <text:list-item>
          <text:p text:style-name="P2">Early micro-processors</text:p>
          <text:list>
            <text:list-item>
              <text:p text:style-name="P3"><text:span text:style-name="T4">8008</text:span></text:p>
            </text:list-item>
            <text:list-item>
              <text:p text:style-name="P3">8080</text:p>
            </text:list-item>
            <text:list-item>
              <text:p text:style-name="P2">6800</text:p>
            </text:list-item>
            <text:list-item>
              <text:p text:style-name="P3">6502<text:span text:style-name="T3"/></text:p>
            </text:list-item>
            <text:list-item>
              <text:p text:style-name="P3">Z-80</text:p>
            </text:list-item>
          </text:list>
        </text:list-item>
        <text:list-item>
          <text:p text:style-name="P4">The history of programming in CP/M</text:p>
          <text:list>
            <text:list-item>
              <text:p text:style-name="P11"><text:bookmark text:name="docs-internal-guid-ec63f032-7fff-4f56-a238-8d9b609e3d5f"/><text:span text:style-name="T5">What is CP/M</text:span></text:p>
            </text:list-item>
            <text:list-item>
              <text:p text:style-name="P11">Commands</text:p>
            </text:list-item>
            <text:list-item>
              <text:p text:style-name="P11">Default Hardware</text:p>
            </text:list-item>
            <text:list-item>
              <text:p text:style-name="P12"><text:span text:style-name="T6">Internals</text:span></text:p>
            </text:list-item>
          </text:list>
        </text:list-item>
        <text:list-item>
          <text:p text:style-name="P4">Languages: With examples</text:p>
          <text:list>
            <text:list-item>
              <text:p text:style-name="P8">Assembler <text:span text:style-name="T2">asm</text:span></text:p>
            </text:list-item>
            <text:list-item>
              <text:p text:style-name="P8">BASIC <text:span text:style-name="T2">mbasic</text:span></text:p>
            </text:list-item>
            <text:list-item>
              <text:p text:style-name="P6"><text:span text:style-name="T1">Pascal </text:span><text:span text:style-name="T2">Turbo Pascal</text:span></text:p>
            </text:list-item>
            <text:list-item>
              <text:p text:style-name="P6"><text:span text:style-name="T1">C </text:span><text:span text:style-name="T2">Turbo C</text:span></text:p>
            </text:list-item>
            <text:list-item>
              <text:p text:style-name="P10">FORTRAN</text:p>
            </text:list-item>
            <text:list-item>
              <text:p text:style-name="P10">COBOL</text:p>
            </text:list-item>
          </text:list>
        </text:list-item>
        <text:list-item>
          <text:p text:style-name="P4">Current Cross Platform Tools</text:p>
          <text:list>
            <text:list-item>
              <text:p text:style-name="P9">Emulators</text:p>
            </text:list-item>
            <text:list-item>
              <text:p text:style-name="P9">Cross Compilers</text:p>
              <text:list>
                <text:list-item>
                  <text:p text:style-name="P7">zxcc</text:p>
                </text:list-item>
              </text:list>
            </text:list-item>
          </text:list>
        </text:list-item>
        <text:list-item>
          <text:p text:style-name="P5">Summary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22:24:37.920663219</meta:creation-date>
    <dc:date>2025-05-20T21:49:16.542592912</dc:date>
    <meta:editing-duration>PT23M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24" meta:word-count="74" meta:character-count="361" meta:non-whitespace-character-count="334"/>
  </office:meta>
</office:document-meta>
</file>